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T1" style:family="text">
      <style:text-properties officeooo:rsid="000d2052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a1ba4"/>
    </style:style>
    <style:style style:name="T5" style:family="text">
      <style:text-properties officeooo:rsid="00103e43"/>
    </style:style>
    <style:style style:name="T6" style:family="text">
      <style:text-properties officeooo:rsid="001362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CHF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1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4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5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6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https://buy.stripe.com/test_5kQ8wI2ob2gBf0DeXs7g4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6T14:37:09.139702409</dc:date>
    <meta:editing-duration>PT47M9S</meta:editing-duration>
    <meta:editing-cycles>12</meta:editing-cycles>
    <meta:generator>LibreOffice/25.8.3.2$Linux_X86_64 LibreOffice_project/580$Build-2</meta:generator>
    <meta:document-statistic meta:table-count="0" meta:image-count="0" meta:object-count="0" meta:page-count="3" meta:paragraph-count="103" meta:word-count="540" meta:character-count="3947" meta:non-whitespace-character-count="3423"/>
  </office:meta>
</office:document-meta>
</file>